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 Sans" svg:font-family="'Open Sans', sans-serif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1" svg:font-family="'Open Sans', sans-serif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282828" style:font-name="Open Sans" fo:font-size="14pt" fo:letter-spacing="normal" fo:font-style="normal" fo:font-weight="bold" officeooo:rsid="00472872" officeooo:paragraph-rsid="00528a1c" style:font-size-asian="14pt" style:font-weight-asian="bold" style:font-size-complex="14pt" style:font-weight-complex="bold"/>
    </style:style>
    <style:style style:name="P2" style:family="paragraph" style:parent-style-name="Text_20_body">
      <style:text-properties fo:font-variant="normal" fo:text-transform="none" fo:color="#282828" style:font-name="Open Sans" fo:font-size="14pt" fo:letter-spacing="normal" fo:font-style="normal" fo:font-weight="normal" officeooo:rsid="0023a304" officeooo:paragraph-rsid="0023a304" style:font-size-asian="14pt" style:font-weight-asian="normal" style:font-size-complex="14pt" style:font-weight-complex="normal"/>
    </style:style>
    <style:style style:name="P3" style:family="paragraph" style:parent-style-name="Text_20_body">
      <style:text-properties fo:font-variant="normal" fo:text-transform="none" fo:color="#282828" style:font-name="Open Sans" fo:font-size="14pt" fo:letter-spacing="normal" fo:font-style="normal" fo:font-weight="normal" officeooo:rsid="002918ff" officeooo:paragraph-rsid="002918ff" style:font-size-asian="14pt" style:font-weight-asian="normal" style:font-size-complex="14pt" style:font-weight-complex="normal"/>
    </style:style>
    <style:style style:name="P4" style:family="paragraph" style:parent-style-name="Text_20_body">
      <style:text-properties fo:font-variant="normal" fo:text-transform="none" fo:color="#282828" style:font-name="Open Sans" fo:font-size="14pt" fo:letter-spacing="normal" fo:font-style="normal" fo:font-weight="normal" officeooo:rsid="0030beaf" officeooo:paragraph-rsid="0030beaf" style:font-size-asian="14pt" style:font-weight-asian="normal" style:font-size-complex="14pt" style:font-weight-complex="normal"/>
    </style:style>
    <style:style style:name="P5" style:family="paragraph" style:parent-style-name="Text_20_body">
      <style:text-properties fo:font-variant="normal" fo:text-transform="none" fo:color="#282828" style:font-name="Open Sans" fo:font-size="14pt" fo:letter-spacing="normal" fo:font-style="normal" fo:font-weight="normal" officeooo:rsid="0037786c" officeooo:paragraph-rsid="003d173b" style:font-size-asian="14pt" style:font-weight-asian="normal" style:font-size-complex="14pt" style:font-weight-complex="normal"/>
    </style:style>
    <style:style style:name="P6" style:family="paragraph" style:parent-style-name="Text_20_body">
      <style:text-properties fo:font-variant="normal" fo:text-transform="none" fo:color="#282828" style:font-name="Open Sans" fo:font-size="14pt" fo:letter-spacing="normal" fo:font-style="normal" fo:font-weight="normal" officeooo:rsid="00472872" officeooo:paragraph-rsid="00472872" style:font-size-asian="14pt" style:font-weight-asian="normal" style:font-size-complex="14pt" style:font-weight-complex="normal"/>
    </style:style>
    <style:style style:name="P7" style:family="paragraph" style:parent-style-name="Text_20_body">
      <style:text-properties fo:font-variant="normal" fo:text-transform="none" fo:color="#282828" style:font-name="Open Sans" fo:font-size="14pt" fo:letter-spacing="normal" fo:font-style="normal" fo:font-weight="normal" officeooo:rsid="0049217e" officeooo:paragraph-rsid="0049217e" style:font-size-asian="14pt" style:font-weight-asian="normal" style:font-size-complex="14pt" style:font-weight-complex="normal"/>
    </style:style>
    <style:style style:name="P8" style:family="paragraph" style:parent-style-name="Text_20_body">
      <style:text-properties fo:font-variant="normal" fo:text-transform="none" fo:color="#282828" style:font-name="Open Sans" fo:font-size="14pt" fo:letter-spacing="normal" fo:font-style="normal" fo:font-weight="normal" officeooo:rsid="003d173b" officeooo:paragraph-rsid="0041a923" style:font-size-asian="14pt" style:font-weight-asian="normal" style:font-size-complex="14pt" style:font-weight-complex="normal"/>
    </style:style>
    <style:style style:name="P9" style:family="paragraph" style:parent-style-name="Text_20_body">
      <style:text-properties fo:font-variant="normal" fo:text-transform="none" fo:color="#282828" style:font-name="Open Sans1" fo:font-size="14pt" fo:letter-spacing="normal" fo:font-style="normal" fo:font-weight="normal" officeooo:rsid="0049217e" officeooo:paragraph-rsid="0049217e" style:font-size-asian="14pt" style:font-weight-asian="normal" style:font-size-complex="14pt" style:font-weight-complex="normal"/>
    </style:style>
    <style:style style:name="P10" style:family="paragraph" style:parent-style-name="Standard">
      <style:text-properties style:font-name="Open Sans1" officeooo:rsid="000fa987" officeooo:paragraph-rsid="000fa987"/>
    </style:style>
    <style:style style:name="P11" style:family="paragraph" style:parent-style-name="Standard">
      <style:text-properties style:font-name="Open Sans1" fo:font-size="14pt" officeooo:rsid="000b6d5f" officeooo:paragraph-rsid="000b5e6b" style:font-size-asian="14pt" style:font-size-complex="14pt"/>
    </style:style>
    <style:style style:name="P12" style:family="paragraph" style:parent-style-name="Standard">
      <style:text-properties style:font-name="Open Sans1" fo:font-style="italic" officeooo:rsid="00193d2f" officeooo:paragraph-rsid="00790936" style:font-style-asian="italic" style:font-style-complex="italic"/>
    </style:style>
    <style:style style:name="P13" style:family="paragraph" style:parent-style-name="Standard">
      <style:text-properties style:font-name="Open Sans1" fo:font-style="italic" fo:font-weight="bold" officeooo:rsid="00193d2f" officeooo:paragraph-rsid="00790936" style:font-style-asian="italic" style:font-weight-asian="bold" style:font-style-complex="italic" style:font-weight-complex="bold"/>
    </style:style>
    <style:style style:name="P14" style:family="paragraph" style:parent-style-name="Standard">
      <style:text-properties style:font-name="Open Sans1" fo:font-style="italic" fo:font-weight="bold" officeooo:rsid="00193d2f" officeooo:paragraph-rsid="00809fa2" style:font-style-asian="italic" style:font-weight-asian="bold" style:font-style-complex="italic" style:font-weight-complex="bold"/>
    </style:style>
    <style:style style:name="P15" style:family="paragraph" style:parent-style-name="Standard">
      <style:text-properties style:font-name="Open Sans1" fo:font-style="italic" fo:font-weight="bold" officeooo:rsid="00193d2f" officeooo:paragraph-rsid="00872715" style:font-style-asian="italic" style:font-weight-asian="bold" style:font-style-complex="italic" style:font-weight-complex="bold"/>
    </style:style>
    <style:style style:name="P16" style:family="paragraph" style:parent-style-name="Standard">
      <style:text-properties style:font-name="Open Sans1" fo:font-style="italic" fo:font-weight="bold" officeooo:rsid="00193d2f" officeooo:paragraph-rsid="008e735e" style:font-style-asian="italic" style:font-weight-asian="bold" style:font-style-complex="italic" style:font-weight-complex="bold"/>
    </style:style>
    <style:style style:name="P17" style:family="paragraph" style:parent-style-name="Standard">
      <style:text-properties style:font-name="Open Sans1" fo:font-style="italic" officeooo:rsid="00193d2f" officeooo:paragraph-rsid="009b077e"/>
    </style:style>
    <style:style style:name="P18" style:family="paragraph" style:parent-style-name="Standard">
      <style:text-properties style:font-name="Open Sans1" fo:font-size="11pt" fo:font-style="italic" officeooo:rsid="00193d2f" officeooo:paragraph-rsid="009fa098" style:font-size-asian="11pt" style:font-style-asian="italic" style:font-size-complex="11pt" style:font-style-complex="italic"/>
    </style:style>
    <style:style style:name="P19" style:family="paragraph" style:parent-style-name="Standard">
      <style:text-properties style:font-name="Open Sans1" fo:font-size="11pt" fo:font-style="italic" fo:font-weight="bold" officeooo:rsid="00193d2f" officeooo:paragraph-rsid="009b077e" style:font-size-asian="11pt" style:font-style-asian="italic" style:font-weight-asian="bold" style:font-size-complex="11pt" style:font-style-complex="italic" style:font-weight-complex="bold"/>
    </style:style>
    <style:style style:name="P20" style:family="paragraph" style:parent-style-name="Standard">
      <style:text-properties style:font-name="Open Sans1" officeooo:rsid="00a1dff2" officeooo:paragraph-rsid="00a1dff2"/>
    </style:style>
    <style:style style:name="P21" style:family="paragraph" style:parent-style-name="Standard">
      <style:text-properties fo:font-variant="normal" fo:text-transform="none" fo:color="#282828" style:font-name="Open Sans1" fo:font-size="14pt" fo:letter-spacing="normal" fo:font-style="italic" fo:font-weight="bold" officeooo:rsid="00193d2f" officeooo:paragraph-rsid="0079ad0e" style:font-size-asian="14pt" style:font-style-asian="italic" style:font-weight-asian="bold" style:font-size-complex="14pt" style:font-style-complex="italic" style:font-weight-complex="bold"/>
    </style:style>
    <style:style style:name="P22" style:family="paragraph" style:parent-style-name="Standard">
      <style:text-properties fo:font-variant="normal" fo:text-transform="none" fo:color="#282828" style:font-name="Open Sans1" fo:font-size="14pt" fo:letter-spacing="normal" fo:font-style="italic" fo:font-weight="bold" officeooo:rsid="00193d2f" officeooo:paragraph-rsid="00872715" style:font-size-asian="14pt" style:font-style-asian="italic" style:font-weight-asian="bold" style:font-size-complex="14pt" style:font-style-complex="italic" style:font-weight-complex="bold"/>
    </style:style>
    <style:style style:name="P23" style:family="paragraph" style:parent-style-name="Heading_20_2">
      <style:text-properties fo:font-variant="normal" fo:text-transform="none" fo:color="#282828" style:font-name="Open Sans" fo:font-size="22.5pt" fo:letter-spacing="normal" fo:font-style="normal" fo:font-weight="bold"/>
    </style:style>
    <style:style style:name="P24" style:family="paragraph" style:parent-style-name="Heading_20_2">
      <style:text-properties fo:font-variant="normal" fo:text-transform="none" fo:color="#282828" style:font-name="Open Sans" fo:font-size="14pt" fo:letter-spacing="normal" fo:font-style="normal" fo:font-weight="bold" style:font-size-asian="14pt" style:font-size-complex="14pt"/>
    </style:style>
    <style:style style:name="P25" style:family="paragraph" style:parent-style-name="Heading_20_2">
      <style:text-properties fo:font-variant="normal" fo:text-transform="none" fo:color="#282828" style:font-name="Open Sans" fo:font-size="14pt" fo:letter-spacing="normal" fo:font-style="normal" fo:font-weight="bold" officeooo:rsid="002282c6" officeooo:paragraph-rsid="002282c6" style:font-size-asian="14pt" style:font-size-complex="14pt"/>
    </style:style>
    <style:style style:name="P26" style:family="paragraph" style:parent-style-name="Heading_20_2">
      <style:text-properties fo:font-variant="normal" fo:text-transform="none" fo:color="#282828" style:font-name="Open Sans" fo:font-size="11pt" fo:letter-spacing="normal" fo:font-style="normal" fo:font-weight="normal" officeooo:rsid="005b2096" officeooo:paragraph-rsid="005b2096" style:font-size-asian="11pt" style:font-weight-asian="normal" style:font-size-complex="11pt" style:font-weight-complex="normal"/>
    </style:style>
    <style:style style:name="P27" style:family="paragraph" style:parent-style-name="Standard">
      <style:text-properties style:font-name="Open Sans1" fo:font-size="14pt" officeooo:rsid="001e07ad" officeooo:paragraph-rsid="001b7755" style:font-size-asian="14pt" style:font-size-complex="14pt"/>
    </style:style>
    <style:style style:name="P28" style:family="paragraph" style:parent-style-name="Standard">
      <style:text-properties style:font-name="Open Sans1" fo:font-size="11pt" fo:font-style="italic" fo:font-weight="bold" officeooo:rsid="00193d2f" officeooo:paragraph-rsid="00b1ddf9" style:font-size-asian="11pt" style:font-style-asian="italic" style:font-weight-asian="bold" style:font-size-complex="11pt" style:font-style-complex="italic" style:font-weight-complex="bold"/>
    </style:style>
    <style:style style:name="P29" style:family="paragraph" style:parent-style-name="Standard">
      <style:text-properties style:font-name="Open Sans1" fo:font-size="11pt" fo:font-style="italic" fo:font-weight="bold" officeooo:rsid="00193d2f" officeooo:paragraph-rsid="00b52711" style:font-size-asian="11pt" style:font-style-asian="italic" style:font-weight-asian="bold" style:font-size-complex="11pt" style:font-style-complex="italic" style:font-weight-complex="bold"/>
    </style:style>
    <style:style style:name="P30" style:family="paragraph" style:parent-style-name="Standard">
      <style:text-properties style:font-name="Open Sans1" fo:font-size="11pt" fo:font-style="italic" fo:font-weight="bold" officeooo:rsid="00193d2f" officeooo:paragraph-rsid="00be3650" style:font-size-asian="11pt" style:font-style-asian="italic" style:font-weight-asian="bold" style:font-size-complex="11pt" style:font-style-complex="italic" style:font-weight-complex="bold"/>
    </style:style>
    <style:style style:name="P31" style:family="paragraph" style:parent-style-name="Standard">
      <style:text-properties style:font-name="Open Sans1" fo:font-size="11pt" fo:font-style="italic" fo:font-weight="bold" officeooo:rsid="00193d2f" officeooo:paragraph-rsid="00bf856a" style:font-size-asian="11pt" style:font-style-asian="italic" style:font-weight-asian="bold" style:font-size-complex="11pt" style:font-style-complex="italic" style:font-weight-complex="bold"/>
    </style:style>
    <style:style style:name="P32" style:family="paragraph" style:parent-style-name="Standard">
      <style:text-properties style:font-name="Open Sans1" fo:font-size="11pt" fo:font-style="italic" fo:font-weight="bold" officeooo:rsid="00193d2f" officeooo:paragraph-rsid="00c2d0f4" style:font-size-asian="11pt" style:font-style-asian="italic" style:font-weight-asian="bold" style:font-size-complex="11pt" style:font-style-complex="italic" style:font-weight-complex="bold"/>
    </style:style>
    <style:style style:name="P33" style:family="paragraph" style:parent-style-name="Standard">
      <style:text-properties style:font-name="Open Sans1" fo:font-size="11pt" fo:font-style="italic" fo:font-weight="bold" officeooo:rsid="00193d2f" officeooo:paragraph-rsid="00c49ea9" style:font-size-asian="11pt" style:font-style-asian="italic" style:font-weight-asian="bold" style:font-size-complex="11pt" style:font-style-complex="italic" style:font-weight-complex="bold"/>
    </style:style>
    <style:style style:name="P34" style:family="paragraph" style:parent-style-name="Standard">
      <style:text-properties style:font-name="Open Sans1" fo:font-size="11pt" fo:font-style="italic" fo:font-weight="bold" officeooo:rsid="00193d2f" officeooo:paragraph-rsid="00c4b9b4" style:font-size-asian="11pt" style:font-style-asian="italic" style:font-weight-asian="bold" style:font-size-complex="11pt" style:font-style-complex="italic" style:font-weight-complex="bold"/>
    </style:style>
    <style:style style:name="P35" style:family="paragraph" style:parent-style-name="Standard">
      <style:text-properties style:font-name="Open Sans1" fo:font-size="11pt" fo:font-style="italic" officeooo:rsid="00193d2f" officeooo:paragraph-rsid="00b1ddf9" style:font-size-asian="11pt" style:font-style-asian="italic" style:font-size-complex="11pt" style:font-style-complex="italic"/>
    </style:style>
    <style:style style:name="P36" style:family="paragraph" style:parent-style-name="Standard">
      <style:text-properties style:font-name="Open Sans1" fo:font-size="11pt" fo:font-style="italic" officeooo:rsid="00193d2f" officeooo:paragraph-rsid="00bf856a" style:font-size-asian="11pt" style:font-style-asian="italic" style:font-size-complex="11pt" style:font-style-complex="italic"/>
    </style:style>
    <style:style style:name="P37" style:family="paragraph" style:parent-style-name="Standard">
      <style:text-properties style:font-name="Open Sans1" fo:font-size="11pt" fo:font-style="italic" officeooo:rsid="00193d2f" officeooo:paragraph-rsid="00c2d0f4" style:font-size-asian="11pt" style:font-style-asian="italic" style:font-size-complex="11pt" style:font-style-complex="italic"/>
    </style:style>
    <style:style style:name="P38" style:family="paragraph" style:parent-style-name="Standard">
      <style:text-properties style:font-name="Open Sans1" fo:font-size="11pt" fo:font-style="italic" officeooo:rsid="00193d2f" officeooo:paragraph-rsid="00c49ea9" style:font-size-asian="11pt" style:font-style-asian="italic" style:font-size-complex="11pt" style:font-style-complex="italic"/>
    </style:style>
    <style:style style:name="P39" style:family="paragraph" style:parent-style-name="Standard">
      <style:text-properties style:font-name="Open Sans1" fo:font-size="11pt" fo:font-style="italic" fo:font-weight="normal" officeooo:rsid="00193d2f" officeooo:paragraph-rsid="00ad5155" style:font-size-asian="11pt" style:font-style-asian="italic" style:font-weight-asian="normal" style:font-size-complex="11pt" style:font-style-complex="italic" style:font-weight-complex="normal"/>
    </style:style>
    <style:style style:name="P40" style:family="paragraph" style:parent-style-name="Standard">
      <style:text-properties style:font-name="Open Sans1" fo:font-size="11pt" fo:font-style="italic" fo:font-weight="normal" officeooo:rsid="00193d2f" officeooo:paragraph-rsid="00b91bd5" style:font-size-asian="11pt" style:font-style-asian="italic" style:font-weight-asian="normal" style:font-size-complex="11pt" style:font-style-complex="italic" style:font-weight-complex="normal"/>
    </style:style>
    <style:style style:name="P41" style:family="paragraph" style:parent-style-name="Standard">
      <style:text-properties style:font-name="Open Sans1" fo:font-size="11pt" fo:font-style="italic" fo:font-weight="normal" officeooo:rsid="004c274c" officeooo:paragraph-rsid="00b91bd5" style:font-size-asian="11pt" style:font-style-asian="italic" style:font-weight-asian="normal" style:font-size-complex="11pt" style:font-style-complex="italic" style:font-weight-complex="normal"/>
    </style:style>
    <style:style style:name="P42" style:family="paragraph" style:parent-style-name="Standard">
      <style:text-properties style:font-name="Open Sans1" fo:font-weight="bold" officeooo:rsid="004c274c" officeooo:paragraph-rsid="004c274c" style:font-weight-asian="bold" style:font-weight-complex="bold"/>
    </style:style>
    <style:style style:name="P43" style:family="paragraph" style:parent-style-name="Standard">
      <style:text-properties style:font-name="Open Sans1" fo:font-weight="normal" officeooo:rsid="004c274c" officeooo:paragraph-rsid="00b91bd5" style:font-weight-asian="normal" style:font-weight-complex="normal"/>
    </style:style>
    <style:style style:name="P44" style:family="paragraph" style:parent-style-name="Standard">
      <style:text-properties style:font-name="Open Sans1" fo:font-style="italic" officeooo:rsid="00193d2f" officeooo:paragraph-rsid="00b1ddf9" style:font-style-asian="italic" style:font-style-complex="italic"/>
    </style:style>
    <style:style style:name="P45" style:family="paragraph" style:parent-style-name="Standard">
      <style:text-properties style:font-name="Open Sans1" fo:font-style="italic" officeooo:rsid="00193d2f" officeooo:paragraph-rsid="00bf856a" style:font-style-asian="italic" style:font-style-complex="italic"/>
    </style:style>
    <style:style style:name="P46" style:family="paragraph" style:parent-style-name="Standard">
      <style:text-properties style:font-name="Open Sans1" fo:font-style="italic" officeooo:rsid="00193d2f" officeooo:paragraph-rsid="00c2d0f4" style:font-style-asian="italic" style:font-style-complex="italic"/>
    </style:style>
    <style:style style:name="P47" style:family="paragraph" style:parent-style-name="Standard">
      <style:text-properties style:font-name="Open Sans1" fo:font-style="italic" officeooo:rsid="00193d2f" officeooo:paragraph-rsid="00c49ea9" style:font-style-asian="italic" style:font-style-complex="italic"/>
    </style:style>
    <style:style style:name="P48" style:family="paragraph" style:parent-style-name="Standard">
      <style:text-properties style:font-name="Open Sans1" fo:font-style="italic" fo:font-weight="bold" officeooo:rsid="00193d2f" officeooo:paragraph-rsid="008e735e" style:font-style-asian="italic" style:font-weight-asian="bold" style:font-style-complex="italic" style:font-weight-complex="bold"/>
    </style:style>
    <style:style style:name="P49" style:family="paragraph" style:parent-style-name="Standard">
      <style:text-properties style:font-name="Open Sans1" fo:font-style="italic" fo:font-weight="bold" officeooo:rsid="00193d2f" officeooo:paragraph-rsid="00c96f28" style:font-style-asian="italic" style:font-weight-asian="bold" style:font-style-complex="italic" style:font-weight-complex="bold"/>
    </style:style>
    <style:style style:name="P50" style:family="paragraph" style:parent-style-name="Standard">
      <style:text-properties fo:font-variant="normal" fo:text-transform="none" fo:color="#282828" style:font-name="Open Sans1" fo:font-size="14pt" fo:letter-spacing="normal" fo:font-style="italic" fo:font-weight="bold" officeooo:rsid="007226a4" officeooo:paragraph-rsid="0079ad0e" style:font-size-asian="14pt" style:font-style-asian="italic" style:font-weight-asian="bold" style:font-size-complex="14pt" style:font-style-complex="italic" style:font-weight-complex="bold"/>
    </style:style>
    <style:style style:name="P51" style:family="paragraph" style:parent-style-name="Standard">
      <style:text-properties officeooo:paragraph-rsid="00c878a9"/>
    </style:style>
    <style:style style:name="P52" style:family="paragraph" style:parent-style-name="Text_20_body">
      <style:text-properties fo:font-variant="normal" fo:text-transform="none" fo:color="#282828" style:font-name="Open Sans" fo:font-size="14pt" fo:letter-spacing="normal" fo:font-style="normal" fo:font-weight="bold" officeooo:rsid="00472872" officeooo:paragraph-rsid="00528a1c" style:font-size-asian="14pt" style:font-weight-asian="bold" style:font-size-complex="14pt" style:font-weight-complex="bold"/>
    </style:style>
    <style:style style:name="P53" style:family="paragraph" style:parent-style-name="Text_20_body">
      <style:text-properties fo:font-variant="normal" fo:text-transform="none" fo:color="#282828" style:font-name="Open Sans" fo:font-size="14pt" fo:letter-spacing="normal" fo:font-style="normal" fo:font-weight="bold" officeooo:rsid="00472872" officeooo:paragraph-rsid="00bf856a" style:font-size-asian="14pt" style:font-weight-asian="bold" style:font-size-complex="14pt" style:font-weight-complex="bold"/>
    </style:style>
    <style:style style:name="P54" style:family="paragraph" style:parent-style-name="Text_20_body">
      <style:text-properties fo:font-variant="normal" fo:text-transform="none" fo:color="#282828" style:font-name="Open Sans" fo:font-size="14pt" fo:letter-spacing="normal" fo:font-style="normal" fo:font-weight="bold" officeooo:rsid="00472872" officeooo:paragraph-rsid="00c2d0f4" style:font-size-asian="14pt" style:font-weight-asian="bold" style:font-size-complex="14pt" style:font-weight-complex="bold"/>
    </style:style>
    <style:style style:name="P55" style:family="paragraph" style:parent-style-name="Text_20_body">
      <style:text-properties fo:font-variant="normal" fo:text-transform="none" fo:color="#282828" style:font-name="Open Sans" fo:font-size="14pt" fo:letter-spacing="normal" fo:font-style="normal" fo:font-weight="bold" officeooo:rsid="00472872" officeooo:paragraph-rsid="00c49ea9" style:font-size-asian="14pt" style:font-weight-asian="bold" style:font-size-complex="14pt" style:font-weight-complex="bold"/>
    </style:style>
    <style:style style:name="T1" style:family="text">
      <style:text-properties officeooo:rsid="002a8cb6"/>
    </style:style>
    <style:style style:name="T2" style:family="text">
      <style:text-properties officeooo:rsid="0030e181"/>
    </style:style>
    <style:style style:name="T3" style:family="text">
      <style:text-properties officeooo:rsid="0033c8bc"/>
    </style:style>
    <style:style style:name="T4" style:family="text">
      <style:text-properties style:font-name="Open Sans1"/>
    </style:style>
    <style:style style:name="T5" style:family="text">
      <style:text-properties style:font-name="Open Sans1" officeooo:rsid="00173ab3"/>
    </style:style>
    <style:style style:name="T6" style:family="text">
      <style:text-properties style:font-name="Open Sans1" officeooo:rsid="006f3e13"/>
    </style:style>
    <style:style style:name="T7" style:family="text">
      <style:text-properties style:font-name="Open Sans1" officeooo:rsid="00a868bf"/>
    </style:style>
    <style:style style:name="T8" style:family="text">
      <style:text-properties style:font-name="Open Sans1" officeooo:rsid="00ac2077"/>
    </style:style>
    <style:style style:name="T9" style:family="text">
      <style:text-properties style:font-name="Open Sans1" fo:font-style="italic" fo:font-weight="bold" officeooo:rsid="00193d2f" style:font-style-asian="italic" style:font-weight-asian="bold" style:font-style-complex="italic" style:font-weight-complex="bold"/>
    </style:style>
    <style:style style:name="T10" style:family="text">
      <style:text-properties style:font-name="Open Sans1" fo:font-style="italic" fo:font-weight="bold" officeooo:rsid="00c6f1d3" style:font-style-asian="italic" style:font-weight-asian="bold" style:font-style-complex="italic" style:font-weight-complex="bold"/>
    </style:style>
    <style:style style:name="T11" style:family="text">
      <style:text-properties style:font-name="Open Sans1" officeooo:rsid="00c003f1"/>
    </style:style>
    <style:style style:name="T12" style:family="text">
      <style:text-properties style:font-name="Open Sans1" officeooo:rsid="00c30c4c"/>
    </style:style>
    <style:style style:name="T13" style:family="text">
      <style:text-properties style:font-name="Open Sans1" officeooo:rsid="00c49ea9"/>
    </style:style>
    <style:style style:name="T14" style:family="text">
      <style:text-properties officeooo:rsid="0039c373"/>
    </style:style>
    <style:style style:name="T15" style:family="text">
      <style:text-properties officeooo:rsid="00511bba"/>
    </style:style>
    <style:style style:name="T16" style:family="text">
      <style:text-properties officeooo:rsid="00513461"/>
    </style:style>
    <style:style style:name="T17" style:family="text">
      <style:text-properties officeooo:rsid="00528a1c"/>
    </style:style>
    <style:style style:name="T18" style:family="text">
      <style:text-properties officeooo:rsid="0063f456"/>
    </style:style>
    <style:style style:name="T19" style:family="text">
      <style:text-properties officeooo:rsid="006e18f1"/>
    </style:style>
    <style:style style:name="T20" style:family="text">
      <style:text-properties officeooo:rsid="007226a4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7226a4" style:font-weight-asian="bold" style:font-weight-complex="bold"/>
    </style:style>
    <style:style style:name="T23" style:family="text">
      <style:text-properties fo:font-weight="bold" officeooo:rsid="00790936" style:font-weight-asian="bold" style:font-weight-complex="bold"/>
    </style:style>
    <style:style style:name="T24" style:family="text">
      <style:text-properties fo:font-weight="bold" officeooo:rsid="00898894" style:font-weight-asian="bold" style:font-weight-complex="bold"/>
    </style:style>
    <style:style style:name="T25" style:family="text">
      <style:text-properties fo:font-weight="bold" officeooo:rsid="0094103a" style:font-weight-asian="bold" style:font-weight-complex="bold"/>
    </style:style>
    <style:style style:name="T26" style:family="text">
      <style:text-properties fo:font-weight="bold" officeooo:rsid="009914d5" style:font-weight-asian="bold" style:font-weight-complex="bold"/>
    </style:style>
    <style:style style:name="T27" style:family="text">
      <style:text-properties fo:font-weight="bold" officeooo:rsid="009fa098" style:font-weight-asian="bold" style:font-weight-complex="bold"/>
    </style:style>
    <style:style style:name="T28" style:family="text">
      <style:text-properties fo:font-weight="bold" officeooo:rsid="00a108e5" style:font-weight-asian="bold" style:font-weight-complex="bold"/>
    </style:style>
    <style:style style:name="T29" style:family="text">
      <style:text-properties fo:font-weight="bold" officeooo:rsid="00a3cfa8" style:font-weight-asian="bold" style:font-weight-complex="bold"/>
    </style:style>
    <style:style style:name="T30" style:family="text">
      <style:text-properties fo:font-weight="bold" officeooo:rsid="00ad5155" style:font-weight-asian="bold" style:font-weight-complex="bold"/>
    </style:style>
    <style:style style:name="T31" style:family="text">
      <style:text-properties fo:font-weight="bold" officeooo:rsid="00b75f9f" style:font-weight-asian="bold" style:font-weight-complex="bold"/>
    </style:style>
    <style:style style:name="T32" style:family="text">
      <style:text-properties fo:font-weight="bold" officeooo:rsid="004c274c" style:font-weight-asian="bold" style:font-weight-complex="bold"/>
    </style:style>
    <style:style style:name="T33" style:family="text">
      <style:text-properties fo:font-weight="bold" officeooo:rsid="00ae0860" style:font-weight-asian="bold" style:font-weight-complex="bold"/>
    </style:style>
    <style:style style:name="T34" style:family="text">
      <style:text-properties fo:font-weight="bold" officeooo:rsid="007226a4" style:font-style-asian="italic" style:font-weight-asian="bold" style:font-style-complex="italic" style:font-weight-complex="bold"/>
    </style:style>
    <style:style style:name="T35" style:family="text">
      <style:text-properties fo:font-variant="normal" fo:text-transform="none" fo:color="#282828" fo:font-size="14pt" fo:letter-spacing="normal" style:font-size-asian="14pt" style:font-size-complex="14pt"/>
    </style:style>
    <style:style style:name="T36" style:family="text">
      <style:text-properties fo:font-variant="normal" fo:text-transform="none" fo:color="#282828" fo:font-size="14pt" fo:letter-spacing="normal" officeooo:rsid="007226a4" style:font-size-asian="14pt" style:font-size-complex="14pt"/>
    </style:style>
    <style:style style:name="T37" style:family="text">
      <style:text-properties fo:font-variant="normal" fo:text-transform="none" fo:color="#444444" style:font-name="sans-serif" fo:font-size="9.75pt" fo:letter-spacing="normal" fo:font-style="normal" fo:font-weight="normal"/>
    </style:style>
    <style:style style:name="T38" style:family="text">
      <style:text-properties officeooo:rsid="0085558e"/>
    </style:style>
    <style:style style:name="T39" style:family="text">
      <style:text-properties officeooo:rsid="00872715"/>
    </style:style>
    <style:style style:name="T40" style:family="text">
      <style:text-properties officeooo:rsid="0087cfd5"/>
    </style:style>
    <style:style style:name="T41" style:family="text">
      <style:text-properties officeooo:rsid="0089e515"/>
    </style:style>
    <style:style style:name="T42" style:family="text">
      <style:text-properties officeooo:rsid="008bdcff"/>
    </style:style>
    <style:style style:name="T43" style:family="text">
      <style:text-properties officeooo:rsid="00938ce4"/>
    </style:style>
    <style:style style:name="T44" style:family="text">
      <style:text-properties officeooo:rsid="00994326"/>
    </style:style>
    <style:style style:name="T45" style:family="text">
      <style:text-properties officeooo:rsid="009c9e52"/>
    </style:style>
    <style:style style:name="T46" style:family="text">
      <style:text-properties fo:font-size="11pt" fo:font-weight="bold" officeooo:rsid="007226a4" style:font-size-asian="11pt" style:font-style-asian="italic" style:font-weight-asian="bold" style:font-size-complex="11pt" style:font-style-complex="italic" style:font-weight-complex="bold"/>
    </style:style>
    <style:style style:name="T47" style:family="text">
      <style:text-properties fo:font-size="11pt" fo:font-weight="bold" officeooo:rsid="007226a4" style:font-size-asian="11pt" style:font-weight-asian="bold" style:font-size-complex="11pt" style:font-weight-complex="bold"/>
    </style:style>
    <style:style style:name="T48" style:family="text">
      <style:text-properties fo:font-size="11pt" fo:font-style="italic" officeooo:rsid="00ae0860" style:font-size-asian="11pt" style:font-style-asian="italic" style:font-size-complex="11pt" style:font-style-complex="italic"/>
    </style:style>
    <style:style style:name="T49" style:family="text">
      <style:text-properties officeooo:rsid="00a6cfee"/>
    </style:style>
    <style:style style:name="T50" style:family="text">
      <style:text-properties officeooo:rsid="00ad5155"/>
    </style:style>
    <style:style style:name="T51" style:family="text">
      <style:text-properties officeooo:rsid="00ae0860"/>
    </style:style>
    <style:style style:name="T52" style:family="text">
      <style:text-properties officeooo:rsid="00b52711"/>
    </style:style>
    <style:style style:name="T53" style:family="text">
      <style:text-properties officeooo:rsid="00be3650"/>
    </style:style>
    <style:style style:name="T54" style:family="text">
      <style:text-properties officeooo:rsid="00c1186b"/>
    </style:style>
    <style:style style:name="T55" style:family="text">
      <style:text-properties officeooo:rsid="00c30c4c"/>
    </style:style>
    <style:style style:name="T56" style:family="text">
      <style:text-properties officeooo:rsid="00c4b9b4"/>
    </style:style>
    <style:style style:name="T57" style:family="text">
      <style:text-properties officeooo:rsid="00c6f1d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3" text:outline-level="2">API documentation</text:h>
      <text:h text:style-name="P24" text:outline-level="2"><text:span text:style-name="T16">1- How to send r</text:span>equests</text:h>
      <text:p text:style-name="P11">Make sure that all data sent are <text:s/>in JSON form.</text:p>
      <text:p text:style-name="P27">Each JSON file sent must content the request command name</text:p>
      <text:p text:style-name="P20"/>
      <text:p text:style-name="P39"><text:span text:style-name="T51">Notes : </text:span><text:span text:style-name="T33">- </text:span><text:span text:style-name="T30">encrypt64Bits</text:span><text:span text:style-name="T50"> is the function you use to encryt the commandName on 64bits</text:span></text:p>
      <text:p text:style-name="P40"><text:tab/><text:span text:style-name="T32">- </text:span><text:span text:style-name="T28">commandName </text:span><text:span text:style-name="T51">could be :</text:span></text:p>
      <text:p text:style-name="P43"><text:span text:style-name="T48"><text:tab/><text:tab/>add_product</text:span></text:p>
      <text:p text:style-name="P43"><text:span text:style-name="T48"><text:tab/><text:tab/>search_by_name</text:span></text:p>
      <text:p text:style-name="P43"><text:span text:style-name="T48"><text:tab/><text:tab/>search_by_city</text:span></text:p>
      <text:p text:style-name="P43"><text:span text:style-name="T48"><text:tab/><text:tab/>search_by_category</text:span></text:p>
      <text:p text:style-name="P41"><text:span text:style-name="T51"><text:tab/><text:tab/>search_by_geolocalisation</text:span></text:p>
      <text:p text:style-name="P42">Data structure <text:span text:style-name="T45">to add a new product</text:span></text:p>
      <text:p text:style-name="P10"/>
      <text:p text:style-name="P17"><text:span text:style-name="T34"><text:s text:c="6"/></text:span><text:span text:style-name="T46"><text:s text:c="3"/>{<text:tab/></text:span></text:p>
      <text:p text:style-name="P18"><text:span text:style-name="T22"><text:tab/><text:tab/></text:span><text:span text:style-name="T26">r</text:span><text:span text:style-name="T24">equestName : </text:span><text:span text:style-name="T27">encrypt64Bits</text:span><text:span text:style-name="T25">(</text:span><text:span text:style-name="T27">encrypt64Bits</text:span><text:span text:style-name="T25">(</text:span><text:span text:style-name="T27">encrypt64Bits</text:span><text:span text:style-name="T25">(</text:span><text:span text:style-name="T28">commandName</text:span><text:span text:style-name="T29">)))</text:span><text:span text:style-name="T24">,</text:span></text:p>
      <text:p text:style-name="P19"><text:tab/><text:tab/><text:span text:style-name="T44">data : {</text:span><text:tab/><text:tab/><text:tab/></text:p>
      <text:p text:style-name="P19"><text:tab/><text:tab/><text:tab/>‘’<text:span text:style-name="T41">category’’ : ‘’’Telephone’,</text:span></text:p>
      <text:p text:style-name="P19"><text:tab/><text:tab/><text:tab/>‘’<text:span text:style-name="T41">name’’ : ‘’HTC’’,</text:span></text:p>
      <text:p text:style-name="P19"><text:tab/><text:tab/><text:tab/>‘’<text:span text:style-name="T41">price’’ : 75000,</text:span></text:p>
      <text:p text:style-name="P19"><text:tab/><text:tab/><text:tab/>‘’<text:span text:style-name="T41">localisation’’ : ‘’City/Town’’,</text:span></text:p>
      <text:p text:style-name="P19"><text:tab/><text:tab/><text:tab/>‘’<text:span text:style-name="T41">description’’ : ‘’This phone come from USA’’,</text:span></text:p>
      <text:p text:style-name="P19"><text:tab/><text:tab/><text:tab/>‘’<text:span text:style-name="T41">longitude’’ : 1,2547668, // Value 0 if not geolocalition</text:span></text:p>
      <text:p text:style-name="P19"><text:tab/><text:tab/><text:tab/>‘’<text:span text:style-name="T41">latitude’’ : 5,4848488, //Value 0 if not geolocalition</text:span></text:p>
      <text:p text:style-name="P19"><text:tab/><text:tab/><text:tab/>‘’<text:span text:style-name="T41">image1’’ : ‘’part1.jpg’’,</text:span></text:p>
      <text:p text:style-name="P19"><text:tab/><text:tab/><text:tab/>‘’<text:span text:style-name="T41">image2’’ : ‘’part2 .jpg’’,</text:span></text:p>
      <text:p text:style-name="P19"><text:tab/><text:tab/><text:tab/>‘’<text:span text:style-name="T41">image3’’ : ‘’part3.jpg’’,</text:span><text:tab/></text:p>
      <text:p text:style-name="P19"><text:tab/><text:tab/><text:span text:style-name="T43">}</text:span></text:p>
      <text:p text:style-name="P19"><text:tab/><text:tab/></text:p>
      <text:p text:style-name="P19"><text:span text:style-name="T34"><text:tab/></text:span><text:span text:style-name="T20">}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17">Data structure</text:span> for <text:span text:style-name="T49">searching </text:span><text:span text:style-name="T5"><text:s/></text:span><text:span text:style-name="T7">product</text:span></text:p>
      <text:p text:style-name="P1"><text:span text:style-name="T7">- </text:span><text:span text:style-name="T8">Searching by name</text:span></text:p>
      <text:p text:style-name="P44"><text:tab/><text:span text:style-name="T22"> </text:span><text:span text:style-name="T47"><text:s text:c="5"/>{<text:tab/></text:span></text:p>
      <text:p text:style-name="P35"><text:span text:style-name="T22"><text:tab/><text:tab/></text:span><text:span text:style-name="T26">r</text:span><text:span text:style-name="T24">equestName : </text:span><text:span text:style-name="T27">encrypt64Bits</text:span><text:span text:style-name="T25">(</text:span><text:span text:style-name="T27">encrypt64Bits</text:span><text:span text:style-name="T25">(</text:span><text:span text:style-name="T27">encrypt64Bits</text:span><text:span text:style-name="T25">(</text:span><text:span text:style-name="T28">commandName</text:span><text:span text:style-name="T29">)))</text:span><text:span text:style-name="T24">,</text:span></text:p>
      <text:p text:style-name="P29"><text:tab/><text:tab/><text:span text:style-name="T44">data : {</text:span></text:p>
      <text:p text:style-name="P30"><text:tab/><text:tab/><text:tab/><text:span text:style-name="T52">lastId : 1,</text:span></text:p>
      <text:p text:style-name="P30"><text:tab/><text:tab/><text:tab/><text:span text:style-name="T53">name : ‘’product_name’’</text:span><text:tab/><text:tab/><text:tab/><text:tab/></text:p>
      <text:p text:style-name="P28"><text:tab/><text:tab/><text:span text:style-name="T43">}</text:span></text:p>
      <text:p text:style-name="P28"><text:tab/><text:tab/></text:p>
      <text:p text:style-name="P28"><text:span text:style-name="T20"><text:tab/>}</text:span></text:p>
      <text:p text:style-name="P53"><text:span text:style-name="T7">- </text:span><text:span text:style-name="T8">Searching by </text:span><text:span text:style-name="T11">city</text:span></text:p>
      <text:p text:style-name="P45"><text:tab/><text:span text:style-name="T22"> </text:span><text:span text:style-name="T47"><text:s text:c="5"/>{<text:tab/></text:span></text:p>
      <text:p text:style-name="P36"><text:span text:style-name="T22"><text:tab/><text:tab/></text:span><text:span text:style-name="T26">r</text:span><text:span text:style-name="T24">equestName : </text:span><text:span text:style-name="T27">encrypt64Bits</text:span><text:span text:style-name="T25">(</text:span><text:span text:style-name="T27">encrypt64Bits</text:span><text:span text:style-name="T25">(</text:span><text:span text:style-name="T27">encrypt64Bits</text:span><text:span text:style-name="T25">(</text:span><text:span text:style-name="T28">commandName</text:span><text:span text:style-name="T29">)))</text:span><text:span text:style-name="T24">,</text:span></text:p>
      <text:p text:style-name="P31"><text:tab/><text:tab/><text:span text:style-name="T44">data : {</text:span></text:p>
      <text:p text:style-name="P31"><text:tab/><text:tab/><text:tab/><text:span text:style-name="T52">lastId : 1,</text:span></text:p>
      <text:p text:style-name="P31"><text:tab/><text:tab/><text:tab/><text:span text:style-name="T54">city : ‘’selling_city’’</text:span><text:tab/><text:tab/><text:tab/><text:tab/></text:p>
      <text:p text:style-name="P31"><text:tab/><text:tab/><text:span text:style-name="T43">}</text:span></text:p>
      <text:p text:style-name="P31"><text:tab/><text:tab/></text:p>
      <text:p text:style-name="P31"><text:span text:style-name="T20"><text:tab/>}</text:span></text:p>
      <text:p text:style-name="P54"><text:span text:style-name="T7">- </text:span><text:span text:style-name="T8">Searching by </text:span><text:span text:style-name="T11">c</text:span><text:span text:style-name="T12">ategory</text:span></text:p>
      <text:p text:style-name="P46"><text:tab/><text:span text:style-name="T22"> </text:span><text:span text:style-name="T47"><text:s text:c="5"/>{<text:tab/></text:span></text:p>
      <text:p text:style-name="P37"><text:span text:style-name="T22"><text:tab/><text:tab/></text:span><text:span text:style-name="T26">r</text:span><text:span text:style-name="T24">equestName : </text:span><text:span text:style-name="T27">encrypt64Bits</text:span><text:span text:style-name="T25">(</text:span><text:span text:style-name="T27">encrypt64Bits</text:span><text:span text:style-name="T25">(</text:span><text:span text:style-name="T27">encrypt64Bits</text:span><text:span text:style-name="T25">(</text:span><text:span text:style-name="T28">commandName</text:span><text:span text:style-name="T29">)))</text:span><text:span text:style-name="T24">,</text:span></text:p>
      <text:p text:style-name="P32"><text:tab/><text:tab/><text:span text:style-name="T44">data : {</text:span></text:p>
      <text:p text:style-name="P32"><text:tab/><text:tab/><text:tab/><text:span text:style-name="T52">lastId : 1,</text:span></text:p>
      <text:p text:style-name="P32"><text:tab/><text:tab/><text:tab/><text:span text:style-name="T55">category : ‘’product_category’’</text:span><text:tab/><text:tab/><text:tab/><text:tab/></text:p>
      <text:p text:style-name="P32"><text:tab/><text:tab/><text:span text:style-name="T43">}</text:span></text:p>
      <text:p text:style-name="P32"><text:tab/><text:tab/></text:p>
      <text:p text:style-name="P32"><text:span text:style-name="T20"><text:tab/>}</text:span></text:p>
      <text:p text:style-name="P55"><text:span text:style-name="T7">- </text:span><text:span text:style-name="T8">Searching by </text:span><text:span text:style-name="T13">geolocalisation</text:span></text:p>
      <text:p text:style-name="P47"><text:tab/><text:span text:style-name="T22"> </text:span><text:span text:style-name="T47"><text:s text:c="5"/>{<text:tab/></text:span></text:p>
      <text:p text:style-name="P38"><text:span text:style-name="T22"><text:tab/><text:tab/></text:span><text:span text:style-name="T26">r</text:span><text:span text:style-name="T24">equestName : </text:span><text:span text:style-name="T27">encrypt64Bits</text:span><text:span text:style-name="T25">(</text:span><text:span text:style-name="T27">encrypt64Bits</text:span><text:span text:style-name="T25">(</text:span><text:span text:style-name="T27">encrypt64Bits</text:span><text:span text:style-name="T25">(</text:span><text:span text:style-name="T28">commandName</text:span><text:span text:style-name="T29">)))</text:span><text:span text:style-name="T24">,</text:span></text:p>
      <text:p text:style-name="P33"><text:tab/><text:tab/><text:span text:style-name="T44">data : {</text:span></text:p>
      <text:p text:style-name="P33"><text:tab/><text:tab/><text:tab/><text:span text:style-name="T52">lastId : 1,</text:span></text:p>
      <text:p text:style-name="P34"><text:tab/><text:tab/><text:tab/><text:span text:style-name="T56">longitude : <text:s/>1,25658,</text:span></text:p>
      <text:p text:style-name="P34"><text:tab/><text:tab/><text:tab/><text:span text:style-name="T56">latitude : 2,51544</text:span><text:tab/><text:tab/></text:p>
      <text:p text:style-name="P33"><text:tab/><text:tab/><text:span text:style-name="T43">}</text:span></text:p>
      <text:p text:style-name="P33"><text:tab/><text:tab/></text:p>
      <text:p text:style-name="P33"><text:span text:style-name="T20"><text:tab/>}</text:span></text:p>
      <text:h text:style-name="P25" text:outline-level="2"><text:soft-page-break/></text:h>
      <text:h text:style-name="P25" text:outline-level="2"/>
      <text:h text:style-name="P26" text:outline-level="2"><text:span text:style-name="T31">Note : </text:span><text:span text:style-name="T21">lastId</text:span> represent the position of the <text:span text:style-name="T18">product from where you want to start listing</text:span></text:h>
      <text:h text:style-name="P25" text:outline-level="2"><text:span text:style-name="T15">2- </text:span>Response data</text:h>
      <text:p text:style-name="P3">The response <text:span text:style-name="T1">data form are the same : JSON</text:span></text:p>
      <text:p text:style-name="P4">After sendin<text:span text:style-name="T3">g</text:span> asynchronous <text:span text:style-name="T2">request the server will send you back a response data (in JSON file) or a string message when error occur.</text:span></text:p>
      <text:p text:style-name="P5">1- <text:span text:style-name="T14">The response structure </text:span><text:s/><text:span text:style-name="T14">for </text:span><text:s/>‘’<text:span text:style-name="T19">Add_product’’ <text:s/></text:span></text:p>
      <text:p text:style-name="P8">It’s an objects collector with element key ‘’<text:span text:style-name="T38">Message</text:span>’’ and value ‘’Annonce enregistrée.’’ in case <text:s/>the data has been saved in the data base or ‘’Annonce non enregistrée ! ’’ when a problem occur .</text:p>
      <text:p text:style-name="P6">2- The response data for <text:span text:style-name="T5">‘’</text:span><text:span text:style-name="T6">Search</text:span><text:span text:style-name="T5">’’</text:span></text:p>
      <text:p text:style-name="P7"><text:span text:style-name="T5">I</text:span><text:span text:style-name="T4">t’s also an objects collector : </text:span></text:p>
      <text:p text:style-name="P9"/>
      <text:p text:style-name="P12"><text:span text:style-name="T22"><text:s text:c="5"/></text:span><text:span text:style-name="T23">[</text:span><text:span text:style-name="T22"> {</text:span></text:p>
      <text:p text:style-name="P13"><text:tab/><text:tab/>‘’<text:span text:style-name="T39">category’’ : ‘’’Telephone’,</text:span></text:p>
      <text:p text:style-name="P13"><text:tab/><text:tab/>‘’<text:span text:style-name="T39">name’’ : ‘’HTC’’,</text:span></text:p>
      <text:p text:style-name="P13"><text:tab/><text:tab/>‘’<text:span text:style-name="T40">price’’ : 75000,</text:span></text:p>
      <text:p text:style-name="P13"><text:tab/><text:tab/>‘’<text:span text:style-name="T39">localisation’’ : ‘’Yaounde’’,</text:span></text:p>
      <text:p text:style-name="P13"><text:tab/><text:tab/>‘’<text:span text:style-name="T39">description’’ : ‘’This phone come from USA’’,</text:span></text:p>
      <text:p text:style-name="P14"><text:tab/><text:tab/>‘’<text:span text:style-name="T39">longitude’’ : 1,2547668, //Value 0 if not geolocalition</text:span></text:p>
      <text:p text:style-name="P14"><text:tab/><text:tab/>‘’<text:span text:style-name="T39">latitude’’ : 5,4848488, //Value 0 if not geolocalition</text:span></text:p>
      <text:p text:style-name="P16"><text:tab/><text:tab/>‘’<text:span text:style-name="T42">img1_Vignette_200px’’ : ‘’part1.jpg’’,</text:span></text:p>
      <text:p text:style-name="P16"><text:tab/><text:tab/>‘’<text:span text:style-name="T42">img1_Vignette_800px’ : ‘’part2 .jpg’’,</text:span></text:p>
      <text:p text:style-name="P16"><text:tab/><text:tab/>‘’<text:span text:style-name="T42">img2_Vignette_200px’’ : ‘’part1.jpg’’,</text:span></text:p>
      <text:p text:style-name="P16"><text:tab/><text:tab/>‘’<text:span text:style-name="T42">img2_Vignette_800px’ : ‘’part2 .jpg’’,</text:span></text:p>
      <text:p text:style-name="P16"><text:tab/><text:tab/>‘’<text:span text:style-name="T42">img3_Vignette_200px’’ : ‘’part1.jpg’’,</text:span></text:p>
      <text:p text:style-name="P16"><text:tab/><text:tab/>‘’<text:span text:style-name="T42">img3_Vignette_800px’ : ‘’part2 .jpg’’,</text:span></text:p>
      <text:p text:style-name="P49"><text:tab/><text:tab/>‘’<text:span text:style-name="T57">dateCreation’’’ : ‘’</text:span><text:span text:style-name="T37">2016-12-06 10:57:13</text:span><text:span text:style-name="T57">‘’</text:span></text:p>
      <text:p text:style-name="P21"><text:tab/><text:span text:style-name="T20">},</text:span></text:p>
      <text:p text:style-name="P15"><text:span text:style-name="T35"><text:tab/></text:span><text:span text:style-name="T36">{</text:span></text:p>
      <text:p text:style-name="P15"><text:tab/><text:tab/>‘’<text:span text:style-name="T39">category’’ : ‘’’Telephone’,</text:span></text:p>
      <text:p text:style-name="P15"><text:tab/><text:tab/>‘’<text:span text:style-name="T39">name’’ : ‘’HTC’’,</text:span></text:p>
      <text:p text:style-name="P15"><text:soft-page-break/><text:tab/><text:tab/>‘’<text:span text:style-name="T40">price’’ : 75000,</text:span></text:p>
      <text:p text:style-name="P15"><text:tab/><text:tab/>‘’<text:span text:style-name="T39">localisation’’ : ‘’Yaounde’’,</text:span></text:p>
      <text:p text:style-name="P15"><text:tab/><text:tab/>‘’<text:span text:style-name="T39">description’’ : ‘’This phone come from USA’’,</text:span></text:p>
      <text:p text:style-name="P15"><text:tab/><text:tab/>‘’<text:span text:style-name="T39">longitude’’ : 1,2547668, //Value 0 if not geolocalition</text:span></text:p>
      <text:p text:style-name="P15"><text:tab/><text:tab/>‘’<text:span text:style-name="T39">latitude’’ : 5,4848488, //Value 0 if not geolocalition</text:span></text:p>
      <text:p text:style-name="P16"><text:tab/><text:tab/>‘’<text:span text:style-name="T42">img1_Vignette_200px’’ : ‘’part1.jpg’’,</text:span></text:p>
      <text:p text:style-name="P16"><text:tab/><text:tab/>‘’<text:span text:style-name="T42">img1_Vignette_800px’ : ‘’part2 .jpg’’,</text:span></text:p>
      <text:p text:style-name="P16"><text:tab/><text:tab/>‘’<text:span text:style-name="T42">img2_Vignette_200px’’ : ‘’part1.jpg’’,</text:span></text:p>
      <text:p text:style-name="P16"><text:tab/><text:tab/>‘’<text:span text:style-name="T42">img2_Vignette_800px’ : ‘’part2 .jpg’’,</text:span></text:p>
      <text:p text:style-name="P16"><text:tab/><text:tab/>‘’<text:span text:style-name="T42">img3_Vignette_200px’’ : ‘’part1.jpg’’,</text:span></text:p>
      <text:p text:style-name="P16"><text:tab/><text:tab/>‘’<text:span text:style-name="T42">img3_Vignette_800px’ : ‘’part2 .jpg’’,</text:span></text:p>
      <text:p text:style-name="P51"><text:span text:style-name="T9"><text:tab/><text:tab/>‘’</text:span><text:span text:style-name="T10">dateCreation’’’ : ‘’</text:span><text:span text:style-name="T37">2016-12-06 10:57:13</text:span><text:span text:style-name="T10">‘’</text:span></text:p>
      <text:p text:style-name="P22"><text:span text:style-name="T36"><text:tab/></text:span><text:span text:style-name="T20">}</text:span></text:p>
      <text:p text:style-name="P21"><text:tab/>...</text:p>
      <text:p text:style-name="P50">]</text:p>
      <text:p text:style-name="P2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Open Sans" svg:font-family="'Open Sans', sans-serif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1" svg:font-family="'Open Sans', sans-serif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M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M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12:06:40.642000000</meta:creation-date>
    <meta:generator>LibreOffice/5.2.0.4$Windows_x86 LibreOffice_project/066b007f5ebcc236395c7d282ba488bca6720265</meta:generator>
    <dc:date>2018-03-22T16:46:46.078000000</dc:date>
    <meta:editing-duration>PT12H21M7S</meta:editing-duration>
    <meta:editing-cycles>191</meta:editing-cycles>
    <meta:document-statistic meta:table-count="0" meta:image-count="0" meta:object-count="0" meta:page-count="4" meta:paragraph-count="108" meta:word-count="428" meta:character-count="3329" meta:non-whitespace-character-count="2757"/>
  </office:meta>
</office:document-meta>
</file>